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Futura" svg:font-family="Futura"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top="0cm" fo:margin-bottom="0cm" fo:line-height="100%"/>
      <style:text-properties style:font-name="Times New Roman" fo:font-size="12pt" style:font-size-asian="12pt" style:font-size-complex="12pt"/>
    </style:style>
    <style:style style:name="P2" style:family="paragraph" style:parent-style-name="Standard">
      <style:paragraph-properties fo:margin-top="0cm" fo:margin-bottom="0cm" fo:line-height="100%"/>
      <style:text-properties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top="0cm" fo:margin-bottom="0cm" fo:line-height="100%"/>
      <style:text-properties style:font-name="Times New Roman" fo:font-size="12pt" fo:font-weight="bold" style:font-size-asian="12pt" style:font-weight-asian="bold" style:font-size-complex="12pt" style:font-weight-complex="bold"/>
    </style:style>
    <style:style style:name="P4" style:family="paragraph" style:parent-style-name="Standard">
      <style:paragraph-properties fo:margin-top="0cm" fo:margin-bottom="0cm" fo:line-height="100%"/>
    </style:style>
    <style:style style:name="P5" style:family="paragraph" style:parent-style-name="Standard">
      <style:paragraph-properties fo:margin-top="0cm" fo:margin-bottom="0cm" fo:line-height="100%"/>
      <style:text-properties fo:color="#000000" style:text-outline="false" style:text-line-through-style="none" style:font-name="Gill Sans" fo:font-size="16pt" fo:font-style="normal" fo:text-shadow="none" style:text-underline-style="none" fo:font-weight="normal" style:letter-kerning="true" style:font-name-asian="Gill Sans" style:font-size-asian="16pt" style:font-style-asian="normal" style:font-weight-asian="normal" style:font-name-complex="Futura" style:font-size-complex="16pt" style:font-style-complex="normal" style:font-weight-complex="normal" style:text-emphasize="none" style:text-overline-style="none" style:text-overline-color="font-color"/>
    </style:style>
    <style:style style:name="P6" style:family="paragraph" style:parent-style-name="Standard">
      <style:paragraph-properties fo:margin-top="0cm" fo:margin-bottom="0cm" fo:line-height="100%"/>
      <style:text-properties fo:font-weight="normal" style:font-weight-asian="normal" style:font-weight-complex="normal"/>
    </style:style>
    <style:style style:name="P7" style:family="paragraph" style:parent-style-name="Text_20_body">
      <style:paragraph-properties fo:margin-top="0cm" fo:margin-bottom="0cm" fo:line-height="100%"/>
    </style:style>
    <style:style style:name="P8" style:family="paragraph" style:parent-style-name="Standard">
      <style:paragraph-properties fo:margin-left="0cm" fo:margin-right="0cm" fo:margin-top="0cm" fo:margin-bottom="0cm" fo:line-height="100%" fo:text-indent="0cm" style:auto-text-indent="false" fo:background-color="transparent" style:shadow="none" style:text-autospace="none">
        <style:background-image/>
      </style:paragraph-properties>
      <style:text-properties fo:color="#000000" style:text-outline="false" style:text-line-through-style="none" style:font-name="Gill Sans" fo:font-size="16pt" fo:font-style="normal" fo:text-shadow="none" style:text-underline-style="none" fo:font-weight="normal" style:letter-kerning="true" style:font-name-asian="Gill Sans" style:font-size-asian="16pt" style:font-style-asian="normal" style:font-weight-asian="normal" style:font-name-complex="Futura" style:font-size-complex="16pt" style:font-style-complex="normal" style:font-weight-complex="normal" style:text-emphasize="none" style:text-overline-style="none" style:text-overline-color="font-color"/>
    </style:style>
    <style:style style:name="P9" style:family="paragraph" style:parent-style-name="Standard">
      <style:paragraph-properties fo:margin-left="0cm" fo:margin-right="0cm" fo:margin-top="0cm" fo:margin-bottom="0cm" fo:line-height="100%" fo:text-indent="0cm" style:auto-text-indent="false" fo:background-color="transparent" style:shadow="none" style:text-autospace="none">
        <style:background-image/>
      </style:paragraph-properties>
      <style:text-properties fo:color="#000000" style:text-outline="false" style:text-line-through-style="none" style:font-name="Times New Roman" fo:font-size="12pt" fo:font-style="normal" fo:text-shadow="none" style:text-underline-style="none" fo:font-weight="normal" style:letter-kerning="true" style:font-name-asian="Gill Sans" style:font-size-asian="12pt" style:font-style-asian="normal" style:font-weight-asian="normal" style:font-name-complex="Futura" style:font-size-complex="12pt" style:font-style-complex="normal" style:font-weight-complex="normal" style:text-emphasize="none" style:text-overline-style="none" style:text-overline-color="font-color"/>
    </style:style>
    <style:style style:name="P10" style:family="paragraph" style:parent-style-name="Standard">
      <style:paragraph-properties fo:margin-top="0cm" fo:margin-bottom="0cm" fo:line-height="100%"/>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margin-top="0cm" fo:margin-bottom="0cm" fo:line-height="100%"/>
      <style:text-properties style:font-name="Times New Roman"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style:font-name="Times New Roman" fo:font-size="12pt" style:font-size-asian="12pt" style:font-size-complex="12pt"/>
    </style:style>
    <style:style style:name="T3" style:family="text">
      <style:text-properties style:font-name="Times New Roman" fo:font-size="12pt" fo:font-weight="bold" style:font-size-asian="12pt" style:font-weight-asian="bold" style:font-size-complex="12pt" style:font-weight-complex="bold"/>
    </style:style>
    <style:style style:name="T4" style:family="text">
      <style:text-properties style:font-name="Times New Roman" fo:font-size="12pt" fo:font-weight="bold" fo:background-color="#ffff00" style:font-size-asian="12pt" style:font-weight-asian="bold" style:font-size-complex="12pt" style:font-weight-complex="bold"/>
    </style:style>
    <style:style style:name="T5" style:family="text">
      <style:text-properties style:font-name="Times New Roman" fo:font-size="12pt" fo:font-weight="normal" style:font-size-asian="12pt" style:font-weight-asian="normal" style:font-size-complex="12pt" style:font-weight-complex="normal"/>
    </style:style>
    <style:style style:name="T6"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4">BACK PAGE CREDITS – PARTNER ORGANISATIONS</text:span><text:line-break/><text:line-break/><text:span text:style-name="T1">KAPITAL VIRTUAL ACADEMY</text:span><text:span text:style-name="T5"> is a Juba based grass-roots film, art, design, and entertainment training initiative. The Virtual Academy is a key activity of the KAPITAL Movie collective, an independent group of young designers, filmmakers, IT professionals and artists. Tapping the hopes, aspirations and dedication to create a new future beyond conflict they have come together to address the acute post- independence social, political, educational and environmental challenges arising from decades of civil war, with an urgent need to pro-actively strengthen and amplify the voice of youth seeking to eradicate the senseless violence that has gripped the country from within.<text:line-break/></text:span></text:p>
      <text:p text:style-name="P4"><text:a xlink:type="simple" xlink:href="http://icebauhaus.com/icebauhaus/" office:target-frame-name="_blank" xlink:show="new" text:style-name="Internet_20_link" text:visited-style-name="Visited_20_Internet_20_Link"><text:span text:style-name="Strong_20_Emphasis"><text:span text:style-name="T2">icebauhaus</text:span></text:span></text:a><text:span text:style-name="T5"> is the German partner in the international icehubs-network of green-tech &amp; social innovation hubs, geared towards a bottom-up strategy that combines both local and international trends with state-of-the-art technological developments. icebauhaus’ work is primarily project-based and community oriented. The members are experts in various academic disciplines, entrepreneurs and generalists with a great deal of background experience in international cooperation. Main expertise and experiences: ICT in agriculture [ICT4ag], experimental building &amp; low-cost housing, techhubs, maker spaces and innovation networks.</text:span></text:p>
      <text:p text:style-name="P2"/>
      <text:p text:style-name="P7"><text:a xlink:type="simple" xlink:href="http://openculture.agency/" office:target-frame-name="_blank" xlink:show="new" text:style-name="Internet_20_link" text:visited-style-name="Visited_20_Internet_20_Link"><text:span text:style-name="Strong_20_Emphasis"><text:span text:style-name="T2">r0g_agency</text:span></text:span></text:a><text:span text:style-name="Strong_20_Emphasis"><text:span text:style-name="T2"> for open culture and critical transformation </text:span></text:span><text:span text:style-name="T2">focuses on actual practice and projects embedded in communities. Its network aims to influence policy from the ground up, to inform and create better policy outcomes, extend networks and support – bringing together arts, culture, open development, civil society and transparence. r0g_agency’s work taps into the power and breadth of contemporary free and public domain resources including open educational resources [OERs], free open source software [FOSS] and hardware, open data and open knowledge repositories.</text:span></text:p>
      <text:p text:style-name="P3"/>
      <text:p text:style-name="P3">jHUB PIONEERS </text:p>
      <text:p text:style-name="P2">Lagu Stephen Samuel: CEO</text:p>
      <text:p text:style-name="P6">Emmanuel Mbisimo: Community Manager.</text:p>
      <text:p text:style-name="Text_20_body">Vuga William: Logistic, Transport &amp; Procurement.<text:line-break/>Taban Alex Poni: guest transport.<text:line-break/>Christine Poni: Video editorial and documentation coordinator.<text:line-break/>Abdulmalik Adam: Hardware maker and technical development.<text:line-break/>Jackson Jambu: Public Relations Officer.</text:p>
      <text:p text:style-name="P1"><text:span text:style-name="T1">icebauhaus team</text:span>: Jörn Schultz / Tiemo Ehmke</text:p>
      <text:p text:style-name="P1"><text:span text:style-name="T1">r0g_agency team</text:span>: Stephen Kovats, curatorial advisor / Clemens Lerche, r0g_associate &amp; mentor <text:s/></text:p>
      <text:p text:style-name="P1">Open Learning Guide Assembled &amp; Edited by Jodi Rose / Designer: Adam Ferns</text:p>
      <text:p text:style-name="P3"/>
      <text:p text:style-name="P1"><text:span text:style-name="T1">STEP-UP JUBA MEDIA LAB</text:span> is funded by the <text:a xlink:type="simple" xlink:href="http://www.bmz.de/en/what_we_do/index.html" office:target-frame-name="_blank" xlink:show="new" text:style-name="Internet_20_link" text:visited-style-name="Visited_20_Internet_20_Link">German Federal Ministry of International Cooperation and Development</text:a> (BMZ) through its programme of “Support for Media, Access to Information and Freedom of Expression”.</text:p>
      <text:p text:style-name="P1"/>
      <text:p text:style-name="P5"><text:span text:style-name="Absatz-Standardschriftart"><text:span text:style-name="T3">Step-Up project mentors, curators and workshop facilitators: </text:span></text:span><text:span text:style-name="Absatz-Standardschriftart"><text:span text:style-name="T2">Clemens Lerche (Berlin)</text:span></text:span></text:p>
      <text:p text:style-name="P8"><text:span text:style-name="Absatz-Standardschriftart"><text:span text:style-name="T2">Ahmed Bastawi (Alexandria) / Markos Lemma (Addis Ababa) / Mugethi Gitau (Nairobi) / Stephen Kovats (Berlin) / Rafiq Copeland (Juba) / Timm Wille (Berlin) / Sheilah Birgen (Nairobi) / Evans Campbell (Nairobi) / Eva Yayi Mawa (Juba) / Eng-Lual Michael Mayen (Juba) / Kudzai Mumbaiwa (Harare) / Viola Abango (Wau) / Daryl Lukas (Lusaka) / Rayna Stamboliyska (Paris) </text:span></text:span></text:p>
      <text:p text:style-name="P8"><text:span text:style-name="Absatz-Standardschriftart"><text:span text:style-name="T2"/></text:span></text:p>
      <text:p text:style-name="P8"><text:span text:style-name="Absatz-Standardschriftart"><text:span text:style-name="T4">ABOUT jHUB</text:span></text:span></text:p>
      <text:p text:style-name="P8"><text:span text:style-name="Absatz-Standardschriftart"><text:span text:style-name="T2"/></text:span></text:p>
      <text:p text:style-name="P1"><text:span text:style-name="T1">jHUB </text:span><text:span text:style-name="T6">creates an open knowledge and innovation space for South Sudanese youth to connect and collaborate, while providing an accessible resource centre for creative learning and exploration. Adopting an ‘open system’ approach, nurturing togetherness, socialisation, collaborative enterprise </text:span><text:soft-page-break/><text:span text:style-name="T6">using hands-on, virtual, and e-learning digital environments as a means to understand South Sudan’s diverse culture and structure. jHUB’s capacity building and development elements are oriented towards open culture and are designed to take advantage of the wide range and accessibility of open source tools. These platforms and methodologies include extensive use and promotion of “Open Education Resources” (OERs).</text:span></text:p>
      <text:p text:style-name="P2"/>
      <text:p text:style-name="P2"><text:a xlink:type="simple" xlink:href="http://jubahub.org/" text:style-name="Internet_20_link" text:visited-style-name="Visited_20_Internet_20_Link">http://jubahub.org/</text:a></text:p>
      <text:p text:style-name="P2"/>
      <text:p text:style-name="P9"><text:span text:style-name="Absatz-Standardschriftart"><text:span text:style-name="T3">The Open Learning Guide</text:span></text:span><text:span text:style-name="Absatz-Standardschriftart"><text:span text:style-name="T2"> is an outcome of "Step Juba Media Lab", a collaboration with Kapital Movie and the new jHUB community in South Sudan, produced with partners icebauhaus and r0g_agency for open culture and critical transformation in Berlin. The program is funded by the German Federal Ministry of International Cooperation and Development (BMZ) through its programme of “Support for Media, Access to Information and Freedom of Expression” in 2015.</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Futura" svg:font-family="Futura"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Absatz-Standardschriftar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di Rose</meta:initial-creator>
    <meta:creation-date>2016-03-02T12:01:13</meta:creation-date>
    <dc:date>2018-06-04T15:19:28</dc:date>
    <dc:creator>Jodi Rose</dc:creator>
    <meta:editing-duration>PT52M9S</meta:editing-duration>
    <meta:editing-cycles>101</meta:editing-cycles>
    <meta:generator>OpenOffice/4.1.1$Unix OpenOffice.org_project/411m6$Build-9775</meta:generator>
    <meta:document-statistic meta:table-count="0" meta:image-count="0" meta:object-count="0" meta:page-count="2" meta:paragraph-count="17" meta:word-count="605" meta:character-count="4281"/>
  </office:meta>
</office:document-meta>
</file>